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9380b" style:font-weight-asian="bold" style:font-weight-complex="bold"/>
    </style:style>
    <style:style style:name="P2" style:family="paragraph" style:parent-style-name="Table_20_Contents">
      <style:text-properties officeooo:rsid="000c4c67" officeooo:paragraph-rsid="0009380b"/>
    </style:style>
    <style:style style:name="P3" style:family="paragraph" style:parent-style-name="Table_20_Contents">
      <style:text-properties officeooo:paragraph-rsid="0009380b"/>
    </style:style>
    <style:style style:name="P4" style:family="paragraph" style:parent-style-name="Text_20_body">
      <style:paragraph-properties fo:text-align="center" style:justify-single-word="false"/>
      <style:text-properties officeooo:paragraph-rsid="0009380b"/>
    </style:style>
    <style:style style:name="P5" style:family="paragraph" style:parent-style-name="Azione_20_attore">
      <style:text-properties officeooo:rsid="000ad213" officeooo:paragraph-rsid="0009380b"/>
    </style:style>
    <style:style style:name="P6" style:family="paragraph" style:parent-style-name="Azione_20_attore" style:list-style-name="">
      <style:text-properties officeooo:paragraph-rsid="000c9c2a"/>
    </style:style>
    <style:style style:name="P7" style:family="paragraph" style:parent-style-name="Azione_20_attore">
      <style:text-properties officeooo:paragraph-rsid="000c9c2a"/>
    </style:style>
    <style:style style:name="P8" style:family="paragraph" style:parent-style-name="Table_20_Contents">
      <style:text-properties officeooo:rsid="00098bf2" officeooo:paragraph-rsid="000c9c2a"/>
    </style:style>
    <style:style style:name="P9" style:family="paragraph" style:parent-style-name="Table_20_Contents">
      <style:text-properties officeooo:rsid="00093f40" officeooo:paragraph-rsid="000b45cd"/>
    </style:style>
    <style:style style:name="P10" style:family="paragraph" style:parent-style-name="Table_20_Contents">
      <style:text-properties officeooo:paragraph-rsid="0009380b"/>
    </style:style>
    <style:style style:name="P11" style:family="paragraph" style:parent-style-name="Table_20_Contents">
      <style:text-properties officeooo:rsid="0008c033" officeooo:paragraph-rsid="000b45cd"/>
    </style:style>
    <style:style style:name="P12" style:family="paragraph" style:parent-style-name="Standard" style:list-style-name="L1">
      <style:text-properties officeooo:paragraph-rsid="0009380b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rsid="0003de3f" officeooo:paragraph-rsid="0009380b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Azione_20_sistema">
      <style:text-properties officeooo:rsid="000ad213" officeooo:paragraph-rsid="0009380b"/>
    </style:style>
    <style:style style:name="P15" style:family="paragraph" style:parent-style-name="Azione_20_sistema">
      <style:text-properties officeooo:rsid="000d8292" officeooo:paragraph-rsid="0009380b"/>
    </style:style>
    <style:style style:name="T1" style:family="text">
      <style:text-properties officeooo:rsid="0011615f"/>
    </style:style>
    <style:style style:name="T2" style:family="text">
      <style:text-properties fo:font-weight="normal" officeooo:rsid="00098bf2" style:font-weight-asian="normal" style:font-weight-complex="normal"/>
    </style:style>
    <style:style style:name="T3" style:family="text">
      <style:text-properties officeooo:rsid="00093f40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fo:font-weight="bold" officeooo:rsid="000c9c2a" style:font-weight-asian="bold" style:font-weight-complex="bold"/>
    </style:style>
    <style:style style:name="T7" style:family="text">
      <style:text-properties officeooo:rsid="001bdef1"/>
    </style:style>
    <style:style style:name="T8" style:family="text">
      <style:text-properties officeooo:rsid="000a0e29"/>
    </style:style>
    <style:style style:name="T9" style:family="text">
      <style:text-properties officeooo:rsid="000b45cd"/>
    </style:style>
    <style:style style:name="T10" style:family="text">
      <style:text-properties officeooo:rsid="000c9c2a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10">Fattura Pagam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9"><text:span text:style-name="T9"/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">Iniziato da: </text:span>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3">L'utente accede al sistema e viene riconosciuto come </text:span><text:span text:style-name="T2">Impiegato</text:span></text:p>
            <text:p text:style-name="P6"><text:span text:style-name="T10">L'impiegato</text:span><text:span text:style-name="T3"> accede </text:span><text:span text:style-name="T4">alla sezione </text:span><text:span text:style-name="T9">“</text:span><text:span text:style-name="T10">Fattura Pagamento</text:span><text:span text:style-name="T9">”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<text:span text:style-name="T10">i</text:span></text:p>
          </table:table-cell>
          <table:table-cell table:style-name="Tabella33.B2" office:value-type="string">
            <text:list xml:id="list42555881" text:style-name="Numerazione_20_UC">
              <text:list-item>
                <text:p text:style-name="P7"><text:span text:style-name="T10">L'impiegato seleziona l'utente per il quale vuole inviare la fattura.</text:span></text:p>
                <text:p text:style-name="P14"/>
              </text:list-item>
              <text:list-item>
                <text:p text:style-name="P14">Il sistema mostra <text:span text:style-name="T9">un form </text:span><text:span text:style-name="T10">dove inserire l'importo della retta.</text:span></text:p>
                <text:p text:style-name="P5"/>
              </text:list-item>
              <text:list-item>
                <text:p text:style-name="P5">L<text:span text:style-name="T5">'</text:span>utente <text:span text:style-name="T9">compila il form e lo sottomette.</text:span></text:p>
                <text:p text:style-name="P15"/>
              </text:list-item>
              <text:list-item>
                <text:p text:style-name="P14">Il <text:span text:style-name="T10">mostra un messaggio di conferma e sposta la schermata alla sezione “Invia Promemoria” (</text:span><text:span text:style-name="T6">include “Promemoria Fattura</text:span><text:span text:style-name="T10">)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1"><text:span text:style-name="T9">L'impiegato </text:span><text:span text:style-name="T10">riceve il messaggio di conferma</text:span><text:span text:style-name="T9">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555884" text:style-name="L1">
              <text:list-item>
                <text:p text:style-name="P12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7">L'impiegato deve poter visualizzare </text:span><text:span text:style-name="T8">il messaggio di conferma entro 20 secondi.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2T23:25:46.95</dc:date>
    <meta:editing-duration>PT18M34S</meta:editing-duration>
    <meta:editing-cycles>9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23" meta:character-count="813" meta:non-whitespace-character-count="714"/>
  </office:meta>
</office:document-meta>
</file>